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114.4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 Mono" fo:font-weight="bold" style:font-weight-asian="bold" style:font-weight-complex="bold"/>
    </style:style>
    <style:style style:name="ce2" style:family="table-cell" style:parent-style-name="Default">
      <style:text-properties style:font-name="Droid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Droid Sans Mono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visibility="collapse" table:default-cell-style-name="ce2"/>
        <table:table-column table:style-name="co12" table:visibility="collapse" table:default-cell-style-name="ce2"/>
        <table:table-column table:style-name="co13" table:visibility="collapse" table:default-cell-style-name="ce2"/>
        <table:table-column table:style-name="co14" table:visibility="collapse" table:default-cell-style-name="ce2"/>
        <table:table-column table:style-name="co15" table:visibility="collapse" table:default-cell-style-name="ce2"/>
        <table:table-column table:style-name="co16" table:default-cell-style-name="ce2"/>
        <table:table-column table:style-name="co17" table:default-cell-style-name="ce5"/>
        <table:table-column table:style-name="co18" table:default-cell-style-name="ce2"/>
        <table:table-column table:style-name="co19" table:default-cell-style-name="ce2"/>
        <table:table-column table:style-name="co20" table:number-columns-repeated="1005" table:default-cell-style-name="ce2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7" office:value-type="string" calcext:value-type="string">
            <text:p>Digi P/N / SEEED SKU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8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table:style-name="ce5" office:value-type="string" calcext:value-type="string">
            <text:p>CC0402KRX7R8BB104</text:p>
          </table:table-cell>
          <table:table-cell office:value-type="float" office:value="302010024" calcext:value-type="float">
            <text:p>302010024</text:p>
          </table:table-cell>
          <table:table-cell office:value-type="string" calcext:value-type="string">
            <text:p>SMD CAP Ceramic 100nF-25V-10%-X7R</text:p>
          </table:table-cell>
          <table:table-cell office:value-type="string" calcext:value-type="string">
            <text:p><text:a xlink:href="https://statics3.seeedstudio.com/images/opl/datasheet/302010024.pdf" xlink:type="simple">https://statics3.seeedstudio.com/images/opl/datasheet/30201002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C0402JRNPO9BN100</text:p>
          </table:table-cell>
          <table:table-cell office:value-type="float" office:value="302010001" calcext:value-type="float">
            <text:p>302010001</text:p>
          </table:table-cell>
          <table:table-cell office:value-type="string" calcext:value-type="string">
            <text:p>SMD CAP Ceramic 10pF-50V-5%-NPO</text:p>
          </table:table-cell>
          <table:table-cell office:value-type="string" calcext:value-type="string">
            <text:p><text:a xlink:href="https://statics3.seeedstudio.com/images/opl/datasheet/302010001.pdf" xlink:type="simple">https://statics3.seeedstudio.com/images/opl/datasheet/30201000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C0402JRNPO9BN330</text:p>
          </table:table-cell>
          <table:table-cell office:value-type="float" office:value="302010000" calcext:value-type="float">
            <text:p>302010000</text:p>
          </table:table-cell>
          <table:table-cell office:value-type="string" calcext:value-type="string">
            <text:p>SMD CAP Ceramic 33pF-50V-5%-NPO;</text:p>
          </table:table-cell>
          <table:table-cell office:value-type="string" calcext:value-type="string">
            <text:p><text:a xlink:href="https://statics3.seeedstudio.com/images/opl/datasheet/302010000.pdf" xlink:type="simple">https://statics3.seeedstudio.com/images/opl/datasheet/302010000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CC0805KKX5R8BB475</text:p>
          </table:table-cell>
          <table:table-cell office:value-type="float" office:value="302010146" calcext:value-type="float">
            <text:p>302010146</text:p>
          </table:table-cell>
          <table:table-cell office:value-type="string" calcext:value-type="string">
            <text:p>SMD CAP Ceramic 4.7uF-25V-10%-X5R;0805</text:p>
          </table:table-cell>
          <table:table-cell office:value-type="string" calcext:value-type="string">
            <text:p><text:a xlink:href="https://statics3.seeedstudio.com/images/opl/datasheet/302010146.pdf" xlink:type="simple">https://statics3.seeedstudio.com/images/opl/datasheet/302010146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C0603KRX7R8BB105</text:p>
          </table:table-cell>
          <table:table-cell office:value-type="float" office:value="302010139" calcext:value-type="float">
            <text:p>302010139</text:p>
          </table:table-cell>
          <table:table-cell office:value-type="string" calcext:value-type="string">
            <text:p>SMD CAP Ceramic 1uF-25V-10%-X7R</text:p>
          </table:table-cell>
          <table:table-cell office:value-type="string" calcext:value-type="string">
            <text:p><text:a xlink:href="https://statics3.seeedstudio.com/images/opl/datasheet/0100340P1.pdf" xlink:type="simple">https://statics3.seeedstudio.com/images/opl/datasheet/010034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CC0805KKX5R8BB106</text:p>
          </table:table-cell>
          <table:table-cell office:value-type="float" office:value="302010178" calcext:value-type="float">
            <text:p>302010178</text:p>
          </table:table-cell>
          <table:table-cell office:value-type="string" calcext:value-type="string">
            <text:p>SMD CAP Ceramic 10uF-25V-10%-X5R</text:p>
          </table:table-cell>
          <table:table-cell office:value-type="string" calcext:value-type="string">
            <text:p><text:a xlink:href="https://statics3.seeedstudio.com/images/opl/datasheet/0100080P1.pdf" xlink:type="simple">https://statics3.seeedstudio.com/images/opl/datasheet/010008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HTZV100M8x10.5</text:p>
          </table:table-cell>
          <table:table-cell office:value-type="float" office:value="302030095" calcext:value-type="float">
            <text:p>302030095</text:p>
          </table:table-cell>
          <table:table-cell office:value-type="string" calcext:value-type="string">
            <text:p>SMD CAP Aluminum 100uF-50V;D8.0*H10.5mm</text:p>
          </table:table-cell>
          <table:table-cell office:value-type="string" calcext:value-type="string">
            <text:p><text:a xlink:href="https://statics3.seeedstudio.com/images/opl/datasheet/302030095.pdf" xlink:type="simple">https://statics3.seeedstudio.com/images/opl/datasheet/302030095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PJ-3536-L6S</text:p>
          </table:table-cell>
          <table:table-cell office:value-type="float" office:value="320040003" calcext:value-type="float">
            <text:p>320040003</text:p>
          </table:table-cell>
          <table:table-cell office:value-type="string" calcext:value-type="string">
            <text:p>SMD Audio Jack;3.5mm;4 Degree</text:p>
          </table:table-cell>
          <table:table-cell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6" office:value-type="string" calcext:value-type="string">
            <text:p>20314-001</text:p>
          </table:table-cell>
          <table:table-cell office:value-type="float" office:value="320110048" calcext:value-type="float">
            <text:p>320110048</text:p>
          </table:table-cell>
          <table:table-cell office:value-type="string" calcext:value-type="string">
            <text:p>SMD U-FL Female CONN-Gold;3P-L2.6*W2.6*H1.25mm</text:p>
          </table:table-cell>
          <table:table-cell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6" office:value-type="string" calcext:value-type="string">
            <text:p>20314-001</text:p>
          </table:table-cell>
          <table:table-cell office:value-type="float" office:value="320110048" calcext:value-type="float">
            <text:p>320110048</text:p>
          </table:table-cell>
          <table:table-cell office:value-type="string" calcext:value-type="string">
            <text:p>SMD U-FL Female CONN-Gold;3P-L2.6*W2.6*H1.25mm</text:p>
          </table:table-cell>
          <table:table-cell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string" calcext:value-type="string">
            <text:p>ST-TF-003A</text:p>
          </table:table-cell>
          <table:table-cell office:value-type="float" office:value="320090000" calcext:value-type="float">
            <text:p>320090000</text:p>
          </table:table-cell>
          <table:table-cell office:value-type="string" calcext:value-type="string">
            <text:p>SMD Micro SD Card Socket</text:p>
          </table:table-cell>
          <table:table-cell office:value-type="string" calcext:value-type="string">
            <text:p><text:a xlink:href="https://seeeddoc.github.io/Open_parts_library/res/3300060P1.PDF" xlink:type="simple">https://seeeddoc.github.io/Open_parts_library/res/330006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T-SIM-006M</text:p>
          </table:table-cell>
          <table:table-cell office:value-type="float" office:value="320100004" calcext:value-type="float">
            <text:p>320100004</text:p>
          </table:table-cell>
          <table:table-cell office:value-type="string" calcext:value-type="string">
            <text:p>SMD SIM Holder;15.45*12.65*1.45mm</text:p>
          </table:table-cell>
          <table:table-cell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UAT106</text:p>
          </table:table-cell>
          <table:table-cell office:value-type="string" calcext:value-type="string">
            <text:p>DTC114E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1td9" xlink:type="simple">https://www.digikey.com/short/jz1td9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TC143ZUA</text:p>
          </table:table-cell>
          <table:table-cell table:number-columns-repeated="11"/>
          <table:table-cell office:value-type="string" calcext:value-type="string">
            <text:p>DTC143ZUAT106</text:p>
          </table:table-cell>
          <table:table-cell office:value-type="string" calcext:value-type="string">
            <text:p>DTC143Z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vntf" xlink:type="simple">https://www.digikey.com/short/jzvnt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RC0402JR-070RL</text:p>
          </table:table-cell>
          <table:table-cell office:value-type="float" office:value="301010000" calcext:value-type="float">
            <text:p>301010000</text:p>
          </table:table-cell>
          <table:table-cell office:value-type="string" calcext:value-type="string">
            <text:p>SMD RES 0R-5%-1/16W 0402</text:p>
          </table:table-cell>
          <table:table-cell office:value-type="string" calcext:value-type="string">
            <text:p><text:a xlink:href="https://statics3.seeedstudio.com/images/opl/datasheet/301010000.pdf" xlink:type="simple">https://statics3.seeedstudio.com/images/opl/datasheet/301010000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JR-0722RL</text:p>
          </table:table-cell>
          <table:table-cell office:value-type="float" office:value="301010289" calcext:value-type="float">
            <text:p>301010289</text:p>
          </table:table-cell>
          <table:table-cell office:value-type="string" calcext:value-type="string">
            <text:p>SMD RES 22R-5%-1/10W 0603</text:p>
          </table:table-cell>
          <table:table-cell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JR-07390RL</text:p>
          </table:table-cell>
          <table:table-cell office:value-type="float" office:value="301010297" calcext:value-type="float">
            <text:p>301010297</text:p>
          </table:table-cell>
          <table:table-cell office:value-type="string" calcext:value-type="string">
            <text:p>SMD RES 390R-5%-1/10W 0603</text:p>
          </table:table-cell>
          <table:table-cell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float" office:value="301010299" calcext:value-type="float">
            <text:p>301010299</text:p>
          </table:table-cell>
          <table:table-cell office:value-type="string" calcext:value-type="string">
            <text:p>SMD RES 10K-1%-1/10W 0603</text:p>
          </table:table-cell>
          <table:table-cell office:value-type="string" calcext:value-type="string">
            <text:p><text:a xlink:href="https://statics3.seeedstudio.com/images/opl/datasheet/0011240P1.pdf" xlink:type="simple">https://statics3.seeedstudio.com/images/opl/datasheet/001124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JR-0747KL</text:p>
          </table:table-cell>
          <table:table-cell office:value-type="float" office:value="301010084" calcext:value-type="float">
            <text:p>301010084</text:p>
          </table:table-cell>
          <table:table-cell office:value-type="string" calcext:value-type="string">
            <text:p>SMD RES 47K-5%-1/10W 0603</text:p>
          </table:table-cell>
          <table:table-cell office:value-type="string" calcext:value-type="string">
            <text:p><text:a xlink:href="https://statics3.seeedstudio.com/images/opl/datasheet/301010084.pdf" xlink:type="simple">https://statics3.seeedstudio.com/images/opl/datasheet/30101008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JR-0751KL</text:p>
          </table:table-cell>
          <table:table-cell office:value-type="float" office:value="301010145" calcext:value-type="float">
            <text:p>301010145</text:p>
          </table:table-cell>
          <table:table-cell office:value-type="string" calcext:value-type="string">
            <text:p>SMD RES 51K-5%-1/10W 0603</text:p>
          </table:table-cell>
          <table:table-cell office:value-type="string" calcext:value-type="string">
            <text:p><text:a xlink:href="https://statics3.seeedstudio.com/images/opl/datasheet/301010145.pdf" xlink:type="simple">https://statics3.seeedstudio.com/images/opl/datasheet/301010145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float" office:value="301010196" calcext:value-type="float">
            <text:p>301010196</text:p>
          </table:table-cell>
          <table:table-cell office:value-type="string" calcext:value-type="string">
            <text:p>SMD RES 100K-1%-1/10W; 0603</text:p>
          </table:table-cell>
          <table:table-cell office:value-type="string" calcext:value-type="string">
            <text:p><text:a xlink:href="https://statics3.seeedstudio.com/images/opl/datasheet/301010196.pdf" xlink:type="simple">https://statics3.seeedstudio.com/images/opl/datasheet/301010196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DTSM-62K-S-V-T/R(SN431)</text:p>
          </table:table-cell>
          <table:table-cell office:value-type="float" office:value="311020004" calcext:value-type="float">
            <text:p>311020004</text:p>
          </table:table-cell>
          <table:table-cell office:value-type="string" calcext:value-type="string">
            <text:p>SMD Button ;SPST;100gf</text:p>
          </table:table-cell>
          <table:table-cell office:value-type="string" calcext:value-type="string">
            <text:p><text:a xlink:href="https://statics3.seeedstudio.com/images/opl/datasheet/3100010P1.pdf" xlink:type="simple">https://statics3.seeedstudio.com/images/opl/datasheet/310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float" office:value="310050024" calcext:value-type="float">
            <text:p>310050024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statics3.seeedstudio.com/images/opl/datasheet/310050024.pdf" xlink:type="simple">https://statics3.seeedstudio.com/images/opl/datasheet/310050024.pdf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20:51:42.85940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2T23:22:23.280070016</dc:date>
    <meta:editing-duration>PT9H20M1S</meta:editing-duration>
    <meta:editing-cycles>17</meta:editing-cycles>
    <dc:creator>Anool Mahidharia</dc:creator>
    <meta:document-statistic meta:table-count="1" meta:cell-count="414" meta:object-count="0"/>
  </office:meta>
</office:document-meta>
</file>